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06843f" officeooo:paragraph-rsid="0006843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6add1" officeooo:paragraph-rsid="0006add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8498f" officeooo:paragraph-rsid="0008498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8498f" officeooo:paragraph-rsid="0022ffd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9939d" officeooo:paragraph-rsid="0009939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9939d" officeooo:paragraph-rsid="0009f54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9939d" officeooo:paragraph-rsid="002086f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9f547" officeooo:paragraph-rsid="0009f54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b982e" officeooo:paragraph-rsid="000b982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b982e" officeooo:paragraph-rsid="000c137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0c137c" officeooo:paragraph-rsid="000c137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d09fe" officeooo:paragraph-rsid="000d09f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0d3ad7" officeooo:paragraph-rsid="000d3ad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0d3ad7" officeooo:paragraph-rsid="000fd81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0fd813" officeooo:paragraph-rsid="000fd81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108ab7" officeooo:paragraph-rsid="00108ab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141c4e" officeooo:paragraph-rsid="00141c4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21b81d" officeooo:paragraph-rsid="0021b81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2086fe" officeooo:paragraph-rsid="002086f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20dcbc" officeooo:paragraph-rsid="0020dcb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20dcbc" officeooo:paragraph-rsid="0021004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20dcbc" officeooo:paragraph-rsid="00212b3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20dcbc" officeooo:paragraph-rsid="0022ffd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212b3f" officeooo:paragraph-rsid="00212b3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234cb4" officeooo:paragraph-rsid="00234cb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24964b" officeooo:paragraph-rsid="0024964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25b004" officeooo:paragraph-rsid="0025b004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25b004" officeooo:paragraph-rsid="00268dfd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268dfd" officeooo:paragraph-rsid="00268df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26d8ad" officeooo:paragraph-rsid="0026d8a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26d8ad" officeooo:paragraph-rsid="001bb399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26f0e4" officeooo:paragraph-rsid="0026f0e4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295611" officeooo:paragraph-rsid="00295611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2a05e9" officeooo:paragraph-rsid="002a05e9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normal" officeooo:rsid="002b2073" officeooo:paragraph-rsid="002b2073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normal" officeooo:rsid="002d1652" officeooo:paragraph-rsid="002d1652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normal" officeooo:rsid="002efbca" officeooo:paragraph-rsid="002efbca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underline-style="none" fo:font-weight="normal" officeooo:rsid="002f04b1" officeooo:paragraph-rsid="002f04b1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underline-style="none" fo:font-weight="normal" officeooo:rsid="0030d0cf" officeooo:paragraph-rsid="0030d0cf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underline-style="none" fo:font-weight="normal" officeooo:rsid="0030fdd6" officeooo:paragraph-rsid="0030fdd6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underline-style="none" fo:font-weight="normal" officeooo:rsid="0032c98c" officeooo:paragraph-rsid="0032c98c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underline-style="none" fo:font-weight="normal" officeooo:rsid="0032c98c" officeooo:paragraph-rsid="003365ca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underline-style="none" fo:font-weight="normal" officeooo:rsid="003365ca" officeooo:paragraph-rsid="003365ca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underline-style="none" fo:font-weight="normal" officeooo:rsid="0034c361" officeooo:paragraph-rsid="0034c361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underline-style="none" fo:font-weight="normal" officeooo:rsid="003544d0" officeooo:paragraph-rsid="003544d0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underline-style="none" fo:font-weight="normal" officeooo:rsid="003703df" officeooo:paragraph-rsid="003703df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underline-style="none" fo:font-weight="normal" officeooo:rsid="0037aa45" officeooo:paragraph-rsid="0037aa45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underline-style="none" fo:font-weight="normal" officeooo:rsid="00388c1e" officeooo:paragraph-rsid="00388c1e" style:font-weight-asian="normal" style:font-weight-complex="normal"/>
    </style:style>
    <style:style style:name="P49" style:family="paragraph" style:parent-style-name="Standard">
      <style:text-properties style:text-underline-style="none" fo:font-weight="bold" officeooo:rsid="0006843f" officeooo:paragraph-rsid="0006843f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style:text-underline-style="none" fo:font-weight="bold" officeooo:rsid="0006843f" officeooo:paragraph-rsid="0006843f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style:text-underline-style="none" fo:font-weight="bold" officeooo:rsid="0006add1" officeooo:paragraph-rsid="0006add1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style:text-underline-style="none" fo:font-weight="bold" officeooo:rsid="0008498f" officeooo:paragraph-rsid="0008498f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style:text-underline-style="none" fo:font-weight="bold" officeooo:rsid="0009939d" officeooo:paragraph-rsid="0009939d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style:text-underline-style="none" fo:font-weight="bold" officeooo:rsid="0009939d" officeooo:paragraph-rsid="0009f547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style:text-underline-style="none" fo:font-weight="bold" officeooo:rsid="0009939d" officeooo:paragraph-rsid="002086fe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style:text-underline-style="none" fo:font-weight="bold" officeooo:rsid="0009f547" officeooo:paragraph-rsid="0009f547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style:text-underline-style="none" fo:font-weight="bold" officeooo:rsid="000b982e" officeooo:paragraph-rsid="000b982e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style:text-underline-style="none" fo:font-weight="bold" officeooo:rsid="000b982e" officeooo:paragraph-rsid="000c137c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style:text-underline-style="none" fo:font-weight="bold" officeooo:rsid="000c137c" officeooo:paragraph-rsid="000c137c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style:text-underline-style="none" fo:font-weight="bold" officeooo:rsid="000d09fe" officeooo:paragraph-rsid="000d09fe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style:text-underline-style="none" fo:font-weight="bold" officeooo:rsid="000d09fe" officeooo:paragraph-rsid="000d3ad7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style:text-underline-style="none" fo:font-weight="bold" officeooo:rsid="000d09fe" officeooo:paragraph-rsid="000fd813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style:text-underline-style="none" fo:font-weight="bold" officeooo:rsid="000d3ad7" officeooo:paragraph-rsid="000d3ad7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style:text-underline-style="none" fo:font-weight="bold" officeooo:rsid="000fd813" officeooo:paragraph-rsid="000fd813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style:text-underline-style="none" fo:font-weight="bold" officeooo:rsid="00108ab7" officeooo:paragraph-rsid="00108ab7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style:text-underline-style="none" fo:font-weight="bold" officeooo:rsid="00127efc" officeooo:paragraph-rsid="00127efc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style:text-underline-style="none" fo:font-weight="bold" officeooo:rsid="001a0dac" officeooo:paragraph-rsid="001a0dac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style:text-underline-style="none" fo:font-weight="bold" officeooo:rsid="001bb399" officeooo:paragraph-rsid="001bb399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style:text-underline-style="none" fo:font-weight="bold" officeooo:rsid="001bb399" officeooo:paragraph-rsid="0026d8ad" style:font-weight-asian="bold" style:font-weight-complex="bold"/>
    </style:style>
    <style:style style:name="P70" style:family="paragraph" style:parent-style-name="Standard">
      <style:paragraph-properties fo:text-align="start" style:justify-single-word="false"/>
      <style:text-properties style:text-underline-style="none" fo:font-weight="bold" officeooo:rsid="0020dcbc" officeooo:paragraph-rsid="0020dcbc" style:font-weight-asian="bold" style:font-weight-complex="bold"/>
    </style:style>
    <style:style style:name="P71" style:family="paragraph" style:parent-style-name="Standard">
      <style:paragraph-properties fo:text-align="start" style:justify-single-word="false"/>
      <style:text-properties style:text-underline-style="none" fo:font-weight="bold" officeooo:rsid="0020dcbc" officeooo:paragraph-rsid="00210049" style:font-weight-asian="bold" style:font-weight-complex="bold"/>
    </style:style>
    <style:style style:name="P72" style:family="paragraph" style:parent-style-name="Standard">
      <style:paragraph-properties fo:text-align="start" style:justify-single-word="false"/>
      <style:text-properties style:text-underline-style="none" fo:font-weight="bold" officeooo:rsid="0020dcbc" officeooo:paragraph-rsid="00212b3f" style:font-weight-asian="bold" style:font-weight-complex="bold"/>
    </style:style>
    <style:style style:name="P73" style:family="paragraph" style:parent-style-name="Standard">
      <style:paragraph-properties fo:text-align="start" style:justify-single-word="false"/>
      <style:text-properties style:text-underline-style="none" fo:font-weight="bold" officeooo:rsid="0020dcbc" officeooo:paragraph-rsid="0022ffd7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style:text-underline-style="none" fo:font-weight="bold" officeooo:rsid="0022ffd7" officeooo:paragraph-rsid="0022ffd7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style:text-underline-style="none" fo:font-weight="bold" officeooo:rsid="00234cb4" officeooo:paragraph-rsid="00234cb4" style:font-weight-asian="bold" style:font-weight-complex="bold"/>
    </style:style>
    <style:style style:name="P76" style:family="paragraph" style:parent-style-name="Standard">
      <style:paragraph-properties fo:text-align="start" style:justify-single-word="false"/>
      <style:text-properties style:text-underline-style="none" fo:font-weight="bold" officeooo:rsid="00141c4e" officeooo:paragraph-rsid="00141c4e" style:font-weight-asian="bold" style:font-weight-complex="bold"/>
    </style:style>
    <style:style style:name="P77" style:family="paragraph" style:parent-style-name="Standard">
      <style:paragraph-properties fo:text-align="start" style:justify-single-word="false"/>
      <style:text-properties style:text-underline-style="none" fo:font-weight="bold" officeooo:rsid="0024964b" officeooo:paragraph-rsid="0024964b" style:font-weight-asian="bold" style:font-weight-complex="bold"/>
    </style:style>
    <style:style style:name="P78" style:family="paragraph" style:parent-style-name="Standard">
      <style:paragraph-properties fo:text-align="start" style:justify-single-word="false"/>
      <style:text-properties style:text-underline-style="none" fo:font-weight="bold" officeooo:rsid="0025b004" officeooo:paragraph-rsid="0025b004" style:font-weight-asian="bold" style:font-weight-complex="bold"/>
    </style:style>
    <style:style style:name="P79" style:family="paragraph" style:parent-style-name="Standard">
      <style:paragraph-properties fo:text-align="start" style:justify-single-word="false"/>
      <style:text-properties style:text-underline-style="none" fo:font-weight="bold" officeooo:rsid="0025b004" officeooo:paragraph-rsid="00268dfd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style:text-underline-style="none" fo:font-weight="bold" officeooo:rsid="00268dfd" officeooo:paragraph-rsid="00268dfd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style:text-underline-style="none" fo:font-weight="bold" officeooo:rsid="0026d8ad" officeooo:paragraph-rsid="0026d8ad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style:text-underline-style="none" fo:font-weight="bold" officeooo:rsid="0026f0e4" officeooo:paragraph-rsid="0026f0e4" style:font-weight-asian="bold" style:font-weight-complex="bold"/>
    </style:style>
    <style:style style:name="P83" style:family="paragraph" style:parent-style-name="Standard">
      <style:paragraph-properties fo:text-align="start" style:justify-single-word="false"/>
      <style:text-properties style:text-underline-style="none" fo:font-weight="bold" officeooo:rsid="0027bd9e" officeooo:paragraph-rsid="0027bd9e" style:font-weight-asian="bold" style:font-weight-complex="bold"/>
    </style:style>
    <style:style style:name="P84" style:family="paragraph" style:parent-style-name="Standard">
      <style:paragraph-properties fo:text-align="start" style:justify-single-word="false"/>
      <style:text-properties style:text-underline-style="none" fo:font-weight="bold" officeooo:rsid="00295611" officeooo:paragraph-rsid="00295611" style:font-weight-asian="bold" style:font-weight-complex="bold"/>
    </style:style>
    <style:style style:name="P85" style:family="paragraph" style:parent-style-name="Standard">
      <style:paragraph-properties fo:text-align="start" style:justify-single-word="false"/>
      <style:text-properties style:text-underline-style="none" fo:font-weight="bold" officeooo:rsid="002a05e9" officeooo:paragraph-rsid="00295611" style:font-weight-asian="bold" style:font-weight-complex="bold"/>
    </style:style>
    <style:style style:name="P86" style:family="paragraph" style:parent-style-name="Standard">
      <style:paragraph-properties fo:text-align="start" style:justify-single-word="false"/>
      <style:text-properties style:text-underline-style="none" fo:font-weight="bold" officeooo:rsid="002a05e9" officeooo:paragraph-rsid="002a05e9" style:font-weight-asian="bold" style:font-weight-complex="bold"/>
    </style:style>
    <style:style style:name="P87" style:family="paragraph" style:parent-style-name="Standard">
      <style:paragraph-properties fo:text-align="start" style:justify-single-word="false"/>
      <style:text-properties style:text-underline-style="none" fo:font-weight="bold" officeooo:rsid="002b2073" officeooo:paragraph-rsid="002b2073" style:font-weight-asian="bold" style:font-weight-complex="bold"/>
    </style:style>
    <style:style style:name="P88" style:family="paragraph" style:parent-style-name="Standard">
      <style:paragraph-properties fo:text-align="start" style:justify-single-word="false"/>
      <style:text-properties style:text-underline-style="none" fo:font-weight="bold" officeooo:rsid="002d1652" officeooo:paragraph-rsid="002d1652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style:text-underline-style="none" fo:font-weight="bold" officeooo:rsid="002efbca" officeooo:paragraph-rsid="002efbca" style:font-weight-asian="bold" style:font-weight-complex="bold"/>
    </style:style>
    <style:style style:name="P90" style:family="paragraph" style:parent-style-name="Standard">
      <style:paragraph-properties fo:text-align="start" style:justify-single-word="false"/>
      <style:text-properties style:text-underline-style="none" fo:font-weight="bold" officeooo:rsid="002f04b1" officeooo:paragraph-rsid="002f04b1" style:font-weight-asian="bold" style:font-weight-complex="bold"/>
    </style:style>
    <style:style style:name="P91" style:family="paragraph" style:parent-style-name="Standard">
      <style:paragraph-properties fo:text-align="start" style:justify-single-word="false"/>
      <style:text-properties style:text-underline-style="none" fo:font-weight="bold" officeooo:rsid="0030d0cf" officeooo:paragraph-rsid="0030d0cf" style:font-weight-asian="bold" style:font-weight-complex="bold"/>
    </style:style>
    <style:style style:name="P92" style:family="paragraph" style:parent-style-name="Standard">
      <style:paragraph-properties fo:text-align="start" style:justify-single-word="false"/>
      <style:text-properties style:text-underline-style="none" fo:font-weight="bold" officeooo:rsid="0030fdd6" officeooo:paragraph-rsid="0030fdd6" style:font-weight-asian="bold" style:font-weight-complex="bold"/>
    </style:style>
    <style:style style:name="P93" style:family="paragraph" style:parent-style-name="Standard">
      <style:paragraph-properties fo:text-align="start" style:justify-single-word="false"/>
      <style:text-properties style:text-underline-style="none" fo:font-weight="bold" officeooo:rsid="0032c98c" officeooo:paragraph-rsid="0032c98c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style:text-underline-style="none" fo:font-weight="bold" officeooo:rsid="0032c98c" officeooo:paragraph-rsid="003365ca" style:font-weight-asian="bold" style:font-weight-complex="bold"/>
    </style:style>
    <style:style style:name="P95" style:family="paragraph" style:parent-style-name="Standard">
      <style:paragraph-properties fo:text-align="start" style:justify-single-word="false"/>
      <style:text-properties style:text-underline-style="none" fo:font-weight="bold" officeooo:rsid="003365ca" officeooo:paragraph-rsid="003365ca" style:font-weight-asian="bold" style:font-weight-complex="bold"/>
    </style:style>
    <style:style style:name="P96" style:family="paragraph" style:parent-style-name="Standard">
      <style:paragraph-properties fo:text-align="start" style:justify-single-word="false"/>
      <style:text-properties style:text-underline-style="none" fo:font-weight="bold" officeooo:rsid="0034c361" officeooo:paragraph-rsid="0034c361" style:font-weight-asian="bold" style:font-weight-complex="bold"/>
    </style:style>
    <style:style style:name="P97" style:family="paragraph" style:parent-style-name="Standard">
      <style:paragraph-properties fo:text-align="start" style:justify-single-word="false"/>
      <style:text-properties style:text-underline-style="none" fo:font-weight="bold" officeooo:rsid="003544d0" officeooo:paragraph-rsid="003544d0" style:font-weight-asian="bold" style:font-weight-complex="bold"/>
    </style:style>
    <style:style style:name="P98" style:family="paragraph" style:parent-style-name="Standard">
      <style:paragraph-properties fo:text-align="start" style:justify-single-word="false"/>
      <style:text-properties style:text-underline-style="none" fo:font-weight="bold" officeooo:rsid="003703df" officeooo:paragraph-rsid="003703df" style:font-weight-asian="bold" style:font-weight-complex="bold"/>
    </style:style>
    <style:style style:name="P99" style:family="paragraph" style:parent-style-name="Standard">
      <style:paragraph-properties fo:text-align="start" style:justify-single-word="false"/>
      <style:text-properties style:text-underline-style="none" fo:font-weight="bold" officeooo:rsid="0037aa45" officeooo:paragraph-rsid="0037aa45" style:font-weight-asian="bold" style:font-weight-complex="bold"/>
    </style:style>
    <style:style style:name="P100" style:family="paragraph" style:parent-style-name="Standard">
      <style:paragraph-properties fo:text-align="start" style:justify-single-word="false"/>
      <style:text-properties style:text-underline-style="none" fo:font-weight="bold" officeooo:rsid="00388c1e" officeooo:paragraph-rsid="00388c1e" style:font-weight-asian="bold" style:font-weight-complex="bold"/>
    </style:style>
    <style:style style:name="P101" style:family="paragraph" style:parent-style-name="Standard">
      <style:text-properties fo:font-size="14pt" style:text-underline-style="solid" style:text-underline-width="auto" style:text-underline-color="font-color" fo:font-weight="bold" officeooo:rsid="0006843f" officeooo:paragraph-rsid="0006843f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text-align="start" style:justify-single-word="false"/>
      <style:text-properties officeooo:paragraph-rsid="0022ffd7"/>
    </style:style>
    <style:style style:name="P103" style:family="paragraph" style:parent-style-name="Standard">
      <style:paragraph-properties fo:text-align="start" style:justify-single-word="false"/>
      <style:text-properties style:text-underline-style="none" fo:font-weight="bold" officeooo:rsid="0008498f" officeooo:paragraph-rsid="0008498f" style:font-weight-asian="bold" style:font-weight-complex="bold"/>
    </style:style>
    <style:style style:name="P104" style:family="paragraph" style:parent-style-name="Standard">
      <style:paragraph-properties fo:text-align="start" style:justify-single-word="false"/>
      <style:text-properties style:text-underline-style="none" fo:font-weight="bold" officeooo:rsid="003b70e8" officeooo:paragraph-rsid="003b70e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498f" style:font-weight-asian="normal" style:font-weight-complex="normal"/>
    </style:style>
    <style:style style:name="T3" style:family="text">
      <style:text-properties fo:font-weight="normal" officeooo:rsid="0009f547" style:font-weight-asian="normal" style:font-weight-complex="normal"/>
    </style:style>
    <style:style style:name="T4" style:family="text">
      <style:text-properties fo:font-weight="normal" officeooo:rsid="000d3ad7" style:font-weight-asian="normal" style:font-weight-complex="normal"/>
    </style:style>
    <style:style style:name="T5" style:family="text">
      <style:text-properties fo:font-weight="normal" officeooo:rsid="000fd813" style:font-weight-asian="normal" style:font-weight-complex="normal"/>
    </style:style>
    <style:style style:name="T6" style:family="text">
      <style:text-properties fo:font-weight="normal" officeooo:rsid="002086fe" style:font-weight-asian="normal" style:font-weight-complex="normal"/>
    </style:style>
    <style:style style:name="T7" style:family="text">
      <style:text-properties fo:font-weight="normal" officeooo:rsid="00212b3f" style:font-weight-asian="normal" style:font-weight-complex="normal"/>
    </style:style>
    <style:style style:name="T8" style:family="text">
      <style:text-properties fo:font-weight="normal" officeooo:rsid="0022ffd7" style:font-weight-asian="normal" style:font-weight-complex="normal"/>
    </style:style>
    <style:style style:name="T9" style:family="text">
      <style:text-properties fo:font-weight="normal" officeooo:rsid="00234cb4" style:font-weight-asian="normal" style:font-weight-complex="normal"/>
    </style:style>
    <style:style style:name="T10" style:family="text">
      <style:text-properties fo:font-weight="normal" officeooo:rsid="0024964b" style:font-weight-asian="normal" style:font-weight-complex="normal"/>
    </style:style>
    <style:style style:name="T11" style:family="text">
      <style:text-properties fo:font-weight="normal" officeooo:rsid="0026d8ad" style:font-weight-asian="normal" style:font-weight-complex="normal"/>
    </style:style>
    <style:style style:name="T12" style:family="text">
      <style:text-properties fo:font-weight="normal" officeooo:rsid="002a48d5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efeaa" style:font-weight-asian="bold" style:font-weight-complex="bold"/>
    </style:style>
    <style:style style:name="T15" style:family="text">
      <style:text-properties fo:font-weight="bold" officeooo:rsid="0026f0e4" style:font-weight-asian="bold" style:font-weight-complex="bold"/>
    </style:style>
    <style:style style:name="T16" style:family="text">
      <style:text-properties officeooo:rsid="0009f547"/>
    </style:style>
    <style:style style:name="T17" style:family="text">
      <style:text-properties officeooo:rsid="000c137c"/>
    </style:style>
    <style:style style:name="T18" style:family="text">
      <style:text-properties officeooo:rsid="000d3ad7"/>
    </style:style>
    <style:style style:name="T19" style:family="text">
      <style:text-properties officeooo:rsid="000fd813"/>
    </style:style>
    <style:style style:name="T20" style:family="text">
      <style:text-properties officeooo:rsid="00127efc"/>
    </style:style>
    <style:style style:name="T21" style:family="text">
      <style:text-properties officeooo:rsid="001efeaa"/>
    </style:style>
    <style:style style:name="T22" style:family="text">
      <style:text-properties officeooo:rsid="002086fe"/>
    </style:style>
    <style:style style:name="T23" style:family="text">
      <style:text-properties style:text-underline-style="none" fo:font-weight="bold" officeooo:rsid="0020dcbc" style:font-weight-asian="bold" style:font-weight-complex="bold"/>
    </style:style>
    <style:style style:name="T24" style:family="text">
      <style:text-properties style:text-underline-style="none" fo:font-weight="bold" officeooo:rsid="0022ffd7" style:font-weight-asian="bold" style:font-weight-complex="bold"/>
    </style:style>
    <style:style style:name="T25" style:family="text">
      <style:text-properties style:text-underline-style="none" fo:font-weight="normal" officeooo:rsid="0020dcbc" style:font-weight-asian="normal" style:font-weight-complex="normal"/>
    </style:style>
    <style:style style:name="T26" style:family="text">
      <style:text-properties style:text-underline-style="none" fo:font-weight="normal" officeooo:rsid="0022ffd7" style:font-weight-asian="normal" style:font-weight-complex="normal"/>
    </style:style>
    <style:style style:name="T27" style:family="text">
      <style:text-properties officeooo:rsid="0020dcbc"/>
    </style:style>
    <style:style style:name="T28" style:family="text">
      <style:text-properties officeooo:rsid="00210049"/>
    </style:style>
    <style:style style:name="T29" style:family="text">
      <style:text-properties officeooo:rsid="00212b3f"/>
    </style:style>
    <style:style style:name="T30" style:family="text">
      <style:text-properties officeooo:rsid="0022ffd7"/>
    </style:style>
    <style:style style:name="T31" style:family="text">
      <style:text-properties officeooo:rsid="00234cb4"/>
    </style:style>
    <style:style style:name="T32" style:family="text">
      <style:text-properties officeooo:rsid="0024964b"/>
    </style:style>
    <style:style style:name="T33" style:family="text">
      <style:text-properties officeooo:rsid="0026d8ad"/>
    </style:style>
    <style:style style:name="T34" style:family="text">
      <style:text-properties officeooo:rsid="0026f0e4"/>
    </style:style>
    <style:style style:name="T35" style:family="text">
      <style:text-properties officeooo:rsid="00295611"/>
    </style:style>
    <style:style style:name="T36" style:family="text">
      <style:text-properties officeooo:rsid="00295a42"/>
    </style:style>
    <style:style style:name="T37" style:family="text">
      <style:text-properties officeooo:rsid="002a05e9"/>
    </style:style>
    <style:style style:name="T38" style:family="text">
      <style:text-properties officeooo:rsid="002d1652"/>
    </style:style>
    <style:style style:name="T39" style:family="text">
      <style:text-properties officeooo:rsid="0030fdd6"/>
    </style:style>
    <style:style style:name="T40" style:family="text">
      <style:text-properties officeooo:rsid="003365ca"/>
    </style:style>
    <style:style style:name="T41" style:family="text">
      <style:text-properties officeooo:rsid="003544d0"/>
    </style:style>
    <style:style style:name="T42" style:family="text">
      <style:text-properties officeooo:rsid="00388c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>Basic Linux Commands </text:p>
      <text:p text:style-name="P101"/>
      <text:p text:style-name="P49">1. pwd</text:p>
      <text:p text:style-name="P49"/>
      <text:p text:style-name="P1">It is used for show the path of the Directory in which are in . It gives us the absolute path from the root.</text:p>
      <text:p text:style-name="P50"/>
      <text:p text:style-name="P50">Syntax : <text:s/><text:span text:style-name="T1">pwd</text:span></text:p>
      <text:p text:style-name="P50"/>
      <text:p text:style-name="P50">Output : <text:span text:style-name="T1">/home/beryl</text:span></text:p>
      <text:p text:style-name="P1"/>
      <text:p text:style-name="P50">2. cd</text:p>
      <text:p text:style-name="P50"/>
      <text:p text:style-name="P1">It is the command which is used for change the Directory . It is case sensitive . And if we have a directory name in two words we want to differ these by a backward shlash (\) .if we just type <text:span text:style-name="T13">cd</text:span> and enter. Then it takes back to the home directory. We use<text:span text:style-name="T13"> cd ..</text:span> for back in the directory.</text:p>
      <text:p text:style-name="P1"/>
      <text:p text:style-name="P1"><text:span text:style-name="T13">Syntax :</text:span> cd Desktop </text:p>
      <text:p text:style-name="P1"/>
      <text:p text:style-name="P51">Output : <text:a xlink:type="simple" xlink:href="mailto:beryl@beryl-To-be-filled-by-O-E-M" text:style-name="Internet_20_link" text:visited-style-name="Visited_20_Internet_20_Link"><text:span text:style-name="T1">beryl@beryl-To-be-filled-by-O-E-M</text:span></text:a><text:span text:style-name="T1">:~/Desktop$</text:span></text:p>
      <text:p text:style-name="P2"/>
      <text:p text:style-name="P51">Syntax :<text:span text:style-name="T1"> cd My\ Directory <text:s text:c="2"/>// (We have a Directory as Name “My Directory”)</text:span></text:p>
      <text:p text:style-name="P2"/>
      <text:p text:style-name="P51">Output :<text:span text:style-name="T1"> beryl@beryl-To-be-filled-by-O-E-M:~/Desktop/MyDirectory$ </text:span></text:p>
      <text:p text:style-name="P2"/>
      <text:p text:style-name="P51">Syntax :<text:span text:style-name="T1"> cd <text:s text:c="2"/>//(It takes back to the home Directory)</text:span></text:p>
      <text:p text:style-name="P2"/>
      <text:p text:style-name="P51">Output : beryl@beryl-To-be-filled-by-O-E-M:~$ </text:p>
      <text:p text:style-name="P51"/>
      <text:p text:style-name="P75">Some Another Examples :</text:p>
      <text:p text:style-name="P75"/>
      <text:p text:style-name="P75">(a) <text:span text:style-name="T1">cd /home/beryl/Desktop/ <text:s text:c="7"/></text:span>(Change from current directory to new directory directly by its path)</text:p>
      <text:p text:style-name="P75"/>
      <text:p text:style-name="P75">(b) <text:span text:style-name="T1">cd ..</text:span> (It will use for go into previous directory)</text:p>
      <text:p text:style-name="P75"/>
      <text:p text:style-name="P75">(c) <text:span text:style-name="T1">cd - </text:span><text:s text:c="2"/>(It will use for interchange the previous and current directory)</text:p>
      <text:p text:style-name="P51"/>
      <text:p text:style-name="P51"><text:span text:style-name="T31">(d)</text:span> <text:span text:style-name="T1"><text:s/></text:span><text:span text:style-name="T9">cd /</text:span><text:span text:style-name="T31"> (It is used for go into root directory)</text:span></text:p>
      <text:p text:style-name="P51"/>
      <text:p text:style-name="P75">(e) <text:span text:style-name="T10">cd Desktop/My/Name</text:span><text:span text:style-name="T32"> (For go into subdirectories directly)</text:span></text:p>
      <text:p text:style-name="P51"/>
      <text:p text:style-name="P51">3. ls</text:p>
      <text:p text:style-name="P51"/>
      <text:p text:style-name="P2">It is the command which is used for the list all the Directories and files present in the current Directory (in which we are in).</text:p>
      <text:p text:style-name="P2"/>
      <text:p text:style-name="P51">Syntax : <text:span text:style-name="T2">ls</text:span></text:p>
      <text:p text:style-name="P51"/>
      <text:p text:style-name="P52">Output : <text:span text:style-name="T1">abkb.txt <text:s/>Desktop <text:s/>Documents <text:s/>Downloads <text:s/>Music <text:s/>Pictures <text:s/>Public <text:s/>snap <text:s/>Templates <text:s/>Videos</text:span></text:p>
      <text:p text:style-name="P3"/>
      <text:p text:style-name="P73"><text:soft-page-break/>Some Another Examples : <text:s/></text:p>
      <text:p text:style-name="P23"><text:s text:c="13"/></text:p>
      <text:p text:style-name="P73">(a)<text:span text:style-name="T1"> </text:span><text:span text:style-name="T8">ls -a </text:span><text:span text:style-name="T30">(It will show the list of current directory included hidden files)</text:span></text:p>
      <text:p text:style-name="P3"/>
      <text:p text:style-name="P73">(<text:span text:style-name="T30">b</text:span>)<text:span text:style-name="T1"> </text:span><text:span text:style-name="T8">ls -l </text:span><text:span text:style-name="T30">(It will show the list of current directory in long list format)</text:span></text:p>
      <text:p text:style-name="P4"/>
      <text:p text:style-name="P73">(<text:span text:style-name="T30">c</text:span>)<text:span text:style-name="T1"> </text:span><text:span text:style-name="T8">ls -lh </text:span><text:span text:style-name="T30">(It will show the list of file and directory with sizes in human readable format like MB, TB, GB)</text:span></text:p>
      <text:p text:style-name="P4"/>
      <text:p text:style-name="P73">(<text:span text:style-name="T30">d</text:span>)<text:span text:style-name="T1"> </text:span><text:span text:style-name="T8">ls -lhs </text:span><text:span text:style-name="T30">(It will show the list in descending order)</text:span></text:p>
      <text:p text:style-name="P4"/>
      <text:p text:style-name="P73">(<text:span text:style-name="T30">e</text:span>)<text:span text:style-name="T1"> </text:span><text:span text:style-name="T8">ls -g </text:span><text:span text:style-name="T30">(It will show the list excluded column of group info and owner)</text:span></text:p>
      <text:p text:style-name="P4"/>
      <text:p text:style-name="P73">(<text:span text:style-name="T30">f</text:span>)<text:span text:style-name="T1"> </text:span><text:span text:style-name="T8">ls --color = auto or ls --color = never </text:span><text:span text:style-name="T30">(This command is used for colorize and decolorize the lsit )</text:span></text:p>
      <text:p text:style-name="P73"/>
      <text:p text:style-name="P74">Color Meanings :</text:p>
      <text:p text:style-name="P74"/>
      <text:p text:style-name="P74">Blue – Directory</text:p>
      <text:p text:style-name="P74"/>
      <text:p text:style-name="P74">Uncolored - Files</text:p>
      <text:p text:style-name="P4"/>
      <text:p text:style-name="P74">Green – Executable or recognised data file </text:p>
      <text:p text:style-name="P74"/>
      <text:p text:style-name="P74">Cyan ( Sky Blue ) - Symbolic link file</text:p>
      <text:p text:style-name="P74"/>
      <text:p text:style-name="P74">Yellow with black background – Device</text:p>
      <text:p text:style-name="P74"/>
      <text:p text:style-name="P74">Magneta ( Pink ) - Graphic image file</text:p>
      <text:p text:style-name="P74"/>
      <text:p text:style-name="P74">Red – Archieve File</text:p>
      <text:p text:style-name="P74"/>
      <text:p text:style-name="P74">Red with black background – Broken Link</text:p>
      <text:p text:style-name="P74"/>
      <text:p text:style-name="P102"><text:span text:style-name="T23">(</text:span><text:span text:style-name="T24">g</text:span><text:span text:style-name="T23">)</text:span><text:span text:style-name="T25"> </text:span><text:span text:style-name="T26">ls ~ <text:s/></text:span><text:span text:style-name="T24">(This comamnd will show the list of home directories)</text:span></text:p>
      <text:p text:style-name="P74"/>
      <text:p text:style-name="P102"><text:span text:style-name="T23">(</text:span><text:span text:style-name="T24">h</text:span><text:span text:style-name="T23">)</text:span><text:span text:style-name="T25"> </text:span><text:span text:style-name="T26">ls --version </text:span><text:span text:style-name="T24">(It checks the version of ls command)</text:span></text:p>
      <text:p text:style-name="P74"/>
      <text:p text:style-name="P25"><text:span text:style-name="T13">(i)</text:span> ls -n <text:span text:style-name="T13">(It is used for print group Id and owner id instead of their names)</text:span></text:p>
      <text:p text:style-name="P52"/>
      <text:p text:style-name="P104">(j) <text:span text:style-name="T1">ls ../ (It is used for show the list of parent directory)</text:span></text:p>
      <text:p text:style-name="P104"/>
      <text:p text:style-name="P104">(k)<text:span text:style-name="T1"> ls –l –block-size = M</text:span> (This command show the list in the human readable size format)</text:p>
      <text:p text:style-name="P104"/>
      <text:p text:style-name="P104">(l) <text:span text:style-name="T1">ls -R</text:span> (This command will show the directories with sub-directories)</text:p>
      <text:p text:style-name="P52"/>
      <text:p text:style-name="P104">(m) <text:span text:style-name="T1">ls -r </text:span>(This command is used for show the list in reverse format)</text:p>
      <text:p text:style-name="P104"/>
      <text:p text:style-name="P104">(n) <text:span text:style-name="T1">ls -d */</text:span> (This command is used for show the directories only)</text:p>
      <text:p text:style-name="P52"/>
      <text:p text:style-name="P52">4. mkdir</text:p>
      <text:p text:style-name="P52"/>
      <text:p text:style-name="P3"><text:soft-page-break/>It is used for make the Directory . If we use two words for make the directory it will create two different directories with these different names .</text:p>
      <text:p text:style-name="P3"/>
      <text:p text:style-name="P52">Syntax : <text:span text:style-name="T1">mkdir myfile</text:span></text:p>
      <text:p text:style-name="P3"><text:s text:c="15"/>ls Downloads</text:p>
      <text:p text:style-name="P3"/>
      <text:p text:style-name="P52">Output : <text:span text:style-name="T1">myfile</text:span></text:p>
      <text:p text:style-name="P3"/>
      <text:p text:style-name="P53">Syntax : <text:span text:style-name="T1">mkdir my file <text:s text:c="6"/>//( It has a space in the name of Directory so it will create two d/f </text:span></text:p>
      <text:p text:style-name="P5"><text:s text:c="15"/>ls Downloads <text:s text:c="11"/>Directories with these names )</text:p>
      <text:p text:style-name="P5"/>
      <text:p text:style-name="P53">Output : <text:span text:style-name="T1">file <text:s/>my</text:span></text:p>
      <text:p text:style-name="P5"/>
      <text:p text:style-name="P53">5. rmdir</text:p>
      <text:p text:style-name="P53"/>
      <text:p text:style-name="P5">It is the command which is used for remove the Directory ( Without any content ).</text:p>
      <text:p text:style-name="P5"/>
      <text:p text:style-name="P5"><text:span text:style-name="T13">Syntax :</text:span> rmdir my</text:p>
      <text:p text:style-name="P5"><text:s text:c="14"/>ls Downloads</text:p>
      <text:p text:style-name="P5"/>
      <text:p text:style-name="P53">Output : <text:span text:style-name="T1">file</text:span></text:p>
      <text:p text:style-name="P5"/>
      <text:p text:style-name="P53">6. rm</text:p>
      <text:p text:style-name="P5"/>
      <text:p text:style-name="P5">It is the command which is used for remove the Files and Directory ( also with Content ).</text:p>
      <text:p text:style-name="P5"/>
      <text:p text:style-name="P5"><text:span text:style-name="T14">Example</text:span><text:span text:style-name="T13">:</text:span> rm -r file <text:s text:c="2"/>( For remove the dirctory <text:span text:style-name="T21">with subdirectories</text:span> )</text:p>
      <text:p text:style-name="P5"><text:s text:c="15"/>rm file.txt <text:s text:c="2"/>( For remove the file )</text:p>
      <text:p text:style-name="P5"><text:s text:c="17"/><text:span text:style-name="T21">rm *.txt <text:s text:c="4"/>( For remove all files in current directory with extension .txt )</text:span></text:p>
      <text:p text:style-name="P5"><text:s text:c="17"/><text:span text:style-name="T21">rm -i file <text:s text:c="2"/>(it will ask before delete a file)</text:span></text:p>
      <text:p text:style-name="P5"><text:s text:c="17"/><text:span text:style-name="T21">rm -ri dir <text:s text:c="2"/>(it will ask before detete a directory)</text:span></text:p>
      <text:p text:style-name="P7"><text:s text:c="17"/><text:span text:style-name="T22">rm -f file <text:s text:c="3"/>(it will delete file forcefully while its has only read only permission <text:s text:c="8"/></text:span></text:p>
      <text:p text:style-name="P19"><text:s text:c="37"/>also)</text:p>
      <text:p text:style-name="P55"><text:s text:c="17"/><text:span text:style-name="T6">rm -rf file <text:s text:c="3"/>(it will delete directory forcefully while its has only read only permission <text:s text:c="8"/></text:span></text:p>
      <text:p text:style-name="P19"><text:s text:c="37"/>also)</text:p>
      <text:p text:style-name="P55"/>
      <text:p text:style-name="P53">7. touch</text:p>
      <text:p text:style-name="P53"/>
      <text:p text:style-name="P5">It is the command which is used for create the file .</text:p>
      <text:p text:style-name="P5"/>
      <text:p text:style-name="P53">Syntax : <text:span text:style-name="T1">touch file.txt</text:span></text:p>
      <text:p text:style-name="P5"/>
      <text:p text:style-name="P67">Various touch commands :</text:p>
      <text:p text:style-name="P67"/>
      <text:p text:style-name="P68">(a) <text:span text:style-name="T33">touch -a – </text:span><text:span text:style-name="T11">It is used for change the access time of a file.</text:span></text:p>
      <text:p text:style-name="P68"/>
      <text:p text:style-name="P68">(b) <text:span text:style-name="T33">touch -m – </text:span><text:span text:style-name="T11">It is used for only change the modification time of a file.</text:span></text:p>
      <text:p text:style-name="P68"/>
      <text:p text:style-name="P69">(c) <text:span text:style-name="T33">touch -r – </text:span><text:span text:style-name="T11">It is used for update time of file with reference to other mentioned file.</text:span></text:p>
      <text:p text:style-name="P30"/>
      <text:p text:style-name="P81">Example :</text:p>
      <text:p text:style-name="P30"/>
      <text:p text:style-name="P30"><text:soft-page-break/>touch -r demo.txt Demo.txt</text:p>
      <text:p text:style-name="P30">or</text:p>
      <text:p text:style-name="P30">touch Demo.txt -r demo.txt</text:p>
      <text:p text:style-name="P30"/>
      <text:p text:style-name="P81"><text:span text:style-name="T33">O</text:span>utput :</text:p>
      <text:p text:style-name="P30"/>
      <text:p text:style-name="P30">Access and modification time of Demo.txt has been changed with time of demo.txt . </text:p>
      <text:p text:style-name="P68"/>
      <text:p text:style-name="P69">(d) <text:span text:style-name="T33">touch -t – </text:span><text:span text:style-name="T11">It is used to change the modification and access time of a file by determining a specified time to it.</text:span></text:p>
      <text:p text:style-name="P30"/>
      <text:p text:style-name="P81">Syntax :</text:p>
      <text:p text:style-name="P30"/>
      <text:p text:style-name="P30">touch <text:s/>-t YYYYMMDDhhmm.ss</text:p>
      <text:p text:style-name="P30"/>
      <text:p text:style-name="P81">Example :</text:p>
      <text:p text:style-name="P69"/>
      <text:p text:style-name="P30">touch -t 201608251422.12</text:p>
      <text:p text:style-name="P30"/>
      <text:p text:style-name="P68">(e) <text:span text:style-name="T33">touch -c – </text:span><text:span text:style-name="T11">It does not create an empty file , if that file doedsn’t exist.</text:span></text:p>
      <text:p text:style-name="P31"/>
      <text:p text:style-name="P31">We wanted to create file ‘movie’ but with ‘c’option , no file has been created .</text:p>
      <text:p text:style-name="P5"/>
      <text:p text:style-name="P54">8. --help</text:p>
      <text:p text:style-name="P54"/>
      <text:p text:style-name="P8">It is the command which is used for know about a command and how to use it .</text:p>
      <text:p text:style-name="P8"/>
      <text:p text:style-name="P54"><text:span text:style-name="T16">Syntax :</text:span><text:span text:style-name="T3"> cp --help</text:span></text:p>
      <text:p text:style-name="P8"/>
      <text:p text:style-name="P54"><text:span text:style-name="T16">Output :</text:span><text:span text:style-name="T3"> Information abour the cp Directory .</text:span><text:span text:style-name="T1"> </text:span></text:p>
      <text:p text:style-name="P6"/>
      <text:p text:style-name="P56">9. cp</text:p>
      <text:p text:style-name="P56"/>
      <text:p text:style-name="P8">It is the command which is used for copy file or Directory from one file to another . It takes two arguments , First is the location of file to be copied and second is where to copy.</text:p>
      <text:p text:style-name="P8"/>
      <text:p text:style-name="P57"><text:span text:style-name="T27">Example</text:span> : <text:span text:style-name="T1">cp <text:s/>/home/beryl/Documents/ajay/java.txt <text:s/>/home/beryl/Documents/agrawal/</text:span></text:p>
      <text:p text:style-name="P8"><text:s text:c="3"/></text:p>
      <text:p text:style-name="P70">Some Another Examples : <text:s/></text:p>
      <text:p text:style-name="P20"><text:s text:c="13"/></text:p>
      <text:p text:style-name="P20"><text:span text:style-name="T13">(a)</text:span> <text:s/><text:span text:style-name="T15">cp -i – </text:span><text:span text:style-name="T34">For take permissions before overwrite.</text:span></text:p>
      <text:p text:style-name="P20"/>
      <text:p text:style-name="P32"><text:span text:style-name="T13">(b)</text:span> <text:span text:style-name="T13">cp -l – </text:span>It will create hard link of file . It means the incode no. Of these are also same .</text:p>
      <text:p text:style-name="P8"/>
      <text:p text:style-name="P32"><text:span text:style-name="T13">(c)</text:span> <text:span text:style-name="T13">cp -p – </text:span>It will preserve the properties of files . </text:p>
      <text:p text:style-name="P32"/>
      <text:p text:style-name="P32"/>
      <text:p text:style-name="P57">10. mv</text:p>
      <text:p text:style-name="P9"/>
      <text:p text:style-name="P9">It is the command which is used for move files through command line . We can also use mv command for rename the files .</text:p>
      <text:p text:style-name="P9"/>
      <text:p text:style-name="P58"><text:soft-page-break/></text:p>
      <text:p text:style-name="P58"><text:span text:style-name="T28">Example </text:span>: </text:p>
      <text:p text:style-name="P58"/>
      <text:p text:style-name="P10">beryl@beryl-To-be-filled-by-O-E-M:~/Documents/agrawal$ ls <text:s text:c="3"/>//<text:span text:style-name="T17">command</text:span></text:p>
      <text:p text:style-name="P9">java.txt <text:s text:c="7"/>// <text:span text:style-name="T17">output</text:span></text:p>
      <text:p text:style-name="P9">beryl@beryl-To-be-filled-by-O-E-M:~/Documents/agrawal$ mv java.txt javax.txt <text:s text:c="2"/>//<text:span text:style-name="T17">command</text:span></text:p>
      <text:p text:style-name="P9">beryl@beryl-To-be-filled-by-O-E-M:~/Documents/agrawal$ ls <text:s text:c="2"/>//<text:span text:style-name="T17">command</text:span></text:p>
      <text:p text:style-name="P9">javax.txt <text:s text:c="4"/>//<text:span text:style-name="T17">output</text:span></text:p>
      <text:p text:style-name="P9"/>
      <text:p text:style-name="P71">Some Another Examples : <text:s/></text:p>
      <text:p text:style-name="P21"><text:s text:c="13"/></text:p>
      <text:p text:style-name="P72">(a)<text:span text:style-name="T1"> mv ac /home/beryl/Desktop/My\ Folder/ <text:s text:c="2"/></text:span><text:span text:style-name="T7">(</text:span><text:span text:style-name="T29">It is used for cut file ac from current directory and paste in My Folder directory </text:span><text:span text:style-name="T7">)</text:span></text:p>
      <text:p text:style-name="P24"/>
      <text:p text:style-name="P72">(<text:span text:style-name="T29">b</text:span>)<text:span text:style-name="T1"> mv -i abc.txt /home/beryl/Desktop/My\ Folder/ <text:s/></text:span><text:span text:style-name="T7">(</text:span><text:span text:style-name="T29">It ask before overwrite same file name in destination folder)</text:span></text:p>
      <text:p text:style-name="P72"/>
      <text:p text:style-name="P72">(<text:span text:style-name="T29">c</text:span>)<text:span text:style-name="T1"> mv * /home/beryl/Desktop/My\ Folder/ <text:s/></text:span><text:span text:style-name="T7">(</text:span><text:span text:style-name="T29">It is used for move all files and directories from current directory to destination directory</text:span><text:span text:style-name="T7">)</text:span></text:p>
      <text:p text:style-name="P22"><text:s/></text:p>
      <text:p text:style-name="P18"><text:span text:style-name="T13">(d)</text:span> <text:s/>mv -u * /home/beryl/Desktop/My\ Folder/ <text:span text:style-name="T13">(It move all files from current to destination directory but skipped files which is previously exist in destination directory)</text:span></text:p>
      <text:p text:style-name="P9"/>
      <text:p text:style-name="P59">11. locate</text:p>
      <text:p text:style-name="P8"/>
      <text:p text:style-name="P11">It is the which is used for locate the file in linux . It is like the search bar in windows . If we want to ignore the case just use (-i) . If we have a Directory or file with two words use (*) between them . Like (locate -i *my*file) .</text:p>
      <text:p text:style-name="P11"/>
      <text:p text:style-name="P59">Syntax : <text:span text:style-name="T1">locate javax.txt</text:span></text:p>
      <text:p text:style-name="P59"/>
      <text:p text:style-name="P59">Output : <text:span text:style-name="T1">/home/beryl/Documents/agrawal/javax.txt</text:span></text:p>
      <text:p text:style-name="P11"/>
      <text:p text:style-name="P60">12. cat</text:p>
      <text:p text:style-name="P12"/>
      <text:p text:style-name="P61"><text:span text:style-name="T1">It is the multi uses command in Linux</text:span><text:span text:style-name="T4"> . It can be used to display the content of a file , copy content from one file to another , concatenate the content of multiple files , etc.</text:span></text:p>
      <text:p text:style-name="P13"/>
      <text:p text:style-name="P63">(a) For create a File </text:p>
      <text:p text:style-name="P61"/>
      <text:p text:style-name="P61"><text:span text:style-name="T19">Example</text:span><text:span text:style-name="T18"> :</text:span><text:span text:style-name="T4"> cat&gt;java.txt</text:span></text:p>
      <text:p text:style-name="P13">abcd</text:p>
      <text:p text:style-name="P13">afd</text:p>
      <text:p text:style-name="P13"/>
      <text:p text:style-name="P61"><text:span text:style-name="T4">// if we press enter after create the</text:span><text:span text:style-name="T1"> </text:span><text:span text:style-name="T4">file tby cat command it will come on its content . It will continue till we press (ctrl + D) for save the file. </text:span></text:p>
      <text:p text:style-name="P13"/>
      <text:p text:style-name="P63">Output :<text:span text:style-name="T1"> create the file (java.txt) in current directory with content (abcd <text:s text:c="4"/>afd) .</text:span></text:p>
      <text:p text:style-name="P13"/>
      <text:p text:style-name="P64">(b) To append the content of a File</text:p>
      <text:p text:style-name="P64"/>
      <text:p text:style-name="P64">Example : <text:span text:style-name="T1">cat&gt;&gt;java.txt</text:span></text:p>
      <text:p text:style-name="P15"><text:soft-page-break/>new line added ....</text:p>
      <text:p text:style-name="P15"/>
      <text:p text:style-name="P62"><text:span text:style-name="T4">// </text:span><text:span text:style-name="T5">i</text:span><text:span text:style-name="T4">f we press enter after create the</text:span><text:span text:style-name="T1"> </text:span><text:span text:style-name="T4">file tby cat command it will come on its content . It will continue till we press (ctrl + D) for save the file. </text:span></text:p>
      <text:p text:style-name="P14"/>
      <text:p text:style-name="P64"><text:span text:style-name="T18">O</text:span>utput :<text:span text:style-name="T1"> Update the content of file (java.txt) with add last line as (new line added ....) .</text:span></text:p>
      <text:p text:style-name="P15"/>
      <text:p text:style-name="P64">(c) To copy content of one file to another</text:p>
      <text:p text:style-name="P64"/>
      <text:p text:style-name="P64">Example : <text:span text:style-name="T1">cat java.txt&gt;javax.txt</text:span></text:p>
      <text:p text:style-name="P15"/>
      <text:p text:style-name="P65">Output :<text:span text:style-name="T1"> Create new file by name javax and copy content of java to javax .</text:span></text:p>
      <text:p text:style-name="P16"/>
      <text:p text:style-name="P65">(d) To concatenate files</text:p>
      <text:p text:style-name="P65"/>
      <text:p text:style-name="P65">Example : <text:span text:style-name="T1">cat java cpp&gt;software</text:span></text:p>
      <text:p text:style-name="P16"/>
      <text:p text:style-name="P65">Output : <text:span text:style-name="T1">Make a file software and copy content of both files (java and cpp) in that file .</text:span></text:p>
      <text:p text:style-name="P16"/>
      <text:p text:style-name="P65">(e) <text:span text:style-name="T20">To display the line no.’s</text:span></text:p>
      <text:p text:style-name="P65"/>
      <text:p text:style-name="P66">Example : cat -n java.txt</text:p>
      <text:p text:style-name="P66"/>
      <text:p text:style-name="P76">Output : <text:span text:style-name="T1">It shows the content of file (java.txt) with line numbers .</text:span></text:p>
      <text:p text:style-name="P17"/>
      <text:p text:style-name="P77">12. stat</text:p>
      <text:p text:style-name="P77"/>
      <text:p text:style-name="P26">It <text:span text:style-name="T41">is</text:span> used for show the details of file or directory include access/modification/change time .</text:p>
      <text:p text:style-name="P26"/>
      <text:p text:style-name="P77">Example : <text:span text:style-name="T1">stat file</text:span></text:p>
      <text:p text:style-name="P26"/>
      <text:p text:style-name="P77">Output : </text:p>
      <text:p text:style-name="P77"/>
      <text:p text:style-name="P26"><text:s/>File: file</text:p>
      <text:p text:style-name="P26"><text:s text:c="2"/>Size: 4096 <text:s text:c="5"/><text:tab/>Blocks: 8 <text:s text:c="9"/>IO Block: 4096 <text:s text:c="2"/>directory</text:p>
      <text:p text:style-name="P26">Device: 803h/2051d<text:tab/>Inode: 5376905 <text:s text:c="4"/>Links: 2</text:p>
      <text:p text:style-name="P26">Access: (0775/drwxrwxr-x) <text:s/>Uid: ( 1000/ <text:s text:c="2"/>beryl) <text:s text:c="2"/>Gid: ( 1000/ <text:s text:c="2"/>beryl)</text:p>
      <text:p text:style-name="P26">Access: 2021-12-21 12:33:07.072324701 +0530</text:p>
      <text:p text:style-name="P26">Modify: 2021-12-21 11:09:41.526635564 +0530</text:p>
      <text:p text:style-name="P26">Change: 2021-12-21 12:33:07.072324701 +0530</text:p>
      <text:p text:style-name="P26"><text:s/>Birth: -</text:p>
      <text:p text:style-name="P26"/>
      <text:p text:style-name="P26"/>
      <text:p text:style-name="P77">13. <text:span text:style-name="T35">head</text:span></text:p>
      <text:p text:style-name="P26"/>
      <text:p text:style-name="P78"><text:span text:style-name="T1">It is used for show the starting content (By default 10 lines) of file .</text:span> </text:p>
      <text:p text:style-name="P77"/>
      <text:p text:style-name="P78">Example : <text:span text:style-name="T1">head abcd</text:span></text:p>
      <text:p text:style-name="P77"/>
      <text:p text:style-name="P78">Output : </text:p>
      <text:p text:style-name="P78"/>
      <text:p text:style-name="P27">My name is ajay agrawal</text:p>
      <text:p text:style-name="P27"><text:soft-page-break/>i am from mathura </text:p>
      <text:p text:style-name="P27">i am persuing my graduation from mvn university</text:p>
      <text:p text:style-name="P27"/>
      <text:p text:style-name="P78">Some Another Example :</text:p>
      <text:p text:style-name="P78"/>
      <text:p text:style-name="P78">(a) -n </text:p>
      <text:p text:style-name="P78"/>
      <text:p text:style-name="P78">It is used for no. of files till when we want to print the content of file .</text:p>
      <text:p text:style-name="P78"/>
      <text:p text:style-name="P79">Example : head -2 abcc</text:p>
      <text:p text:style-name="P83">or</text:p>
      <text:p text:style-name="P83">head -n 2 abcc</text:p>
      <text:p text:style-name="P28"/>
      <text:p text:style-name="P80">Output : </text:p>
      <text:p text:style-name="P28"/>
      <text:p text:style-name="P28">my name is ajay</text:p>
      <text:p text:style-name="P79"><text:span text:style-name="T1">i am from kosi kalan</text:span> </text:p>
      <text:p text:style-name="P77"/>
      <text:p text:style-name="P80">(b) For print content of multiple files </text:p>
      <text:p text:style-name="P80"/>
      <text:p text:style-name="P80">Example : head abcc abcd</text:p>
      <text:p text:style-name="P80"/>
      <text:p text:style-name="P80">Output :</text:p>
      <text:p text:style-name="P80"/>
      <text:p text:style-name="P29">==&gt; abcc &lt;==</text:p>
      <text:p text:style-name="P29">my name is ajay</text:p>
      <text:p text:style-name="P29">i am from kosi kalan</text:p>
      <text:p text:style-name="P29">i am persuing my btech degree from mvn university</text:p>
      <text:p text:style-name="P29"/>
      <text:p text:style-name="P29">==&gt; abcd &lt;==</text:p>
      <text:p text:style-name="P29">My name is ajay agrawal</text:p>
      <text:p text:style-name="P29">i am from mathura </text:p>
      <text:p text:style-name="P29">i am persuing my graduation from mvn university</text:p>
      <text:p text:style-name="P29"/>
      <text:p text:style-name="P32"><text:span text:style-name="T13">(c)</text:span> <text:span text:style-name="T13">For print by no. Of Bytes</text:span></text:p>
      <text:p text:style-name="P17"/>
      <text:p text:style-name="P82">Examples : head -c 20 abcc</text:p>
      <text:p text:style-name="P82"/>
      <text:p text:style-name="P82">Output :</text:p>
      <text:p text:style-name="P82"/>
      <text:p text:style-name="P32">my name is ajay</text:p>
      <text:p text:style-name="P32">i am</text:p>
      <text:p text:style-name="P17"/>
      <text:p text:style-name="P84">14. tail <text:span text:style-name="T37">command</text:span></text:p>
      <text:p text:style-name="P33"/>
      <text:p text:style-name="P33">It is similar to the head command . But it is start reading from below of the file . It is used for reading error messages . By default it read last 1<text:span text:style-name="T36">0 </text:span>lines.</text:p>
      <text:p text:style-name="P84"/>
      <text:p text:style-name="P84">Example : tail abcc </text:p>
      <text:p text:style-name="P84"/>
      <text:p text:style-name="P84">15. <text:span text:style-name="T37">tac command</text:span></text:p>
      <text:p text:style-name="P85"/>
      <text:p text:style-name="P34"><text:soft-page-break/>It is reverse of cat command . It will print the file content in reverse order. It means it start from last line and print till first line .</text:p>
      <text:p text:style-name="P34"/>
      <text:p text:style-name="P86">Example : tac myfile</text:p>
      <text:p text:style-name="P86"/>
      <text:p text:style-name="P86">Output : </text:p>
      <text:p text:style-name="P34"/>
      <text:p text:style-name="P34">seven eight nine ten</text:p>
      <text:p text:style-name="P34">four five six</text:p>
      <text:p text:style-name="P34">two three</text:p>
      <text:p text:style-name="P34">one </text:p>
      <text:p text:style-name="P34"/>
      <text:p text:style-name="P86">Example : tac myfile –separeator “five” <text:s text:c="4"/><text:span text:style-name="T1">//(It is used for separate the file , it means it will print after mentioned string </text:span><text:span text:style-name="T12">and previous string print just after alst line</text:span><text:span text:style-name="T1">)</text:span></text:p>
      <text:p text:style-name="P34"/>
      <text:p text:style-name="P86">Output : </text:p>
      <text:p text:style-name="P86"/>
      <text:p text:style-name="P86"><text:s/><text:span text:style-name="T1">six</text:span></text:p>
      <text:p text:style-name="P34">seven eight nine ten</text:p>
      <text:p text:style-name="P34">one </text:p>
      <text:p text:style-name="P34">two three</text:p>
      <text:p text:style-name="P34">four five</text:p>
      <text:p text:style-name="P34"/>
      <text:p text:style-name="P87">16. more command</text:p>
      <text:p text:style-name="P87"/>
      <text:p text:style-name="P35">It is quite similar to cat command . <text:span text:style-name="T38">But it is also useful in case of large files.</text:span></text:p>
      <text:p text:style-name="P35"/>
      <text:p text:style-name="P88">In more command the following keys used for manage the page :</text:p>
      <text:p text:style-name="P88"/>
      <text:p text:style-name="P36"><text:span text:style-name="T13">Enter Key :</text:span> To scroll down page by line</text:p>
      <text:p text:style-name="P36"/>
      <text:p text:style-name="P36"><text:span text:style-name="T13">Space bar :</text:span> To move to the next page</text:p>
      <text:p text:style-name="P36"><text:s/></text:p>
      <text:p text:style-name="P36"><text:span text:style-name="T13">b key :</text:span> To move to the previous page</text:p>
      <text:p text:style-name="P36"/>
      <text:p text:style-name="P36"><text:span text:style-name="T13">/ key :</text:span> To search the string</text:p>
      <text:p text:style-name="P36"/>
      <text:p text:style-name="P88">Example :</text:p>
      <text:p text:style-name="P88"/>
      <text:p text:style-name="P36">more abc.txt</text:p>
      <text:p text:style-name="P36"/>
      <text:p text:style-name="P88">17. less command</text:p>
      <text:p text:style-name="P36"/>
      <text:p text:style-name="P36">It is similar to the more command . It also includes ‘Adjustment in height and width of the terminal’ . Comparatively more command cuts the output in the width of the terminal .</text:p>
      <text:p text:style-name="P36"/>
      <text:p text:style-name="P88">Example :</text:p>
      <text:p text:style-name="P88"/>
      <text:p text:style-name="P36">less abc.txt</text:p>
      <text:p text:style-name="P36"/>
      <text:p text:style-name="P88">18. rename command</text:p>
      <text:p text:style-name="P36"/>
      <text:p text:style-name="P37"><text:soft-page-break/>It is the command which is used for rename the large group of files . We can rename prefix and change the extension of files by using rename command .</text:p>
      <text:p text:style-name="P37"/>
      <text:p text:style-name="P89">Example :</text:p>
      <text:p text:style-name="P89"/>
      <text:p text:style-name="P89">(a) Change the name </text:p>
      <text:p text:style-name="P89"/>
      <text:p text:style-name="P37">beryl@beryl-To-be-filled-by-O-E-M:~/Desktop/My Folder$ ls</text:p>
      <text:p text:style-name="P37">a1.txt <text:s/>a2.txt <text:s/>a3.txt <text:s/>a4.txt</text:p>
      <text:p text:style-name="P37">beryl@beryl-To-be-filled-by-O-E-M:~/Desktop/My Folder$ rename 's/a/abcd/' *.txt</text:p>
      <text:p text:style-name="P37">beryl@beryl-To-be-filled-by-O-E-M:~/Desktop/My Folder$ ls</text:p>
      <text:p text:style-name="P37">abcd1.txt <text:s/>abcd2.txt <text:s/>abcd3.txt <text:s/>abcd4.txt</text:p>
      <text:p text:style-name="P37"/>
      <text:p text:style-name="P89">(b) Change the extension</text:p>
      <text:p text:style-name="P89"/>
      <text:p text:style-name="P38">beryl@beryl-To-be-filled-by-O-E-M:~/Desktop/My Folder$ ls</text:p>
      <text:p text:style-name="P38">abcd1.txt <text:s/>abcd2.txt <text:s/>abcd3.txt <text:s/>abcd4.txt</text:p>
      <text:p text:style-name="P38">beryl@beryl-To-be-filled-by-O-E-M:~/Desktop/My Folder$ rename 's/\.txt/\.pdf/' *.txt</text:p>
      <text:p text:style-name="P38">beryl@beryl-To-be-filled-by-O-E-M:~/Desktop/My Folder$ ls</text:p>
      <text:p text:style-name="P38">abcd1.pdf <text:s/>abcd2.pdf <text:s/>abcd3.pdf <text:s/>abcd4.pdf</text:p>
      <text:p text:style-name="P38"/>
      <text:p text:style-name="P38"/>
      <text:p text:style-name="P90">19. cat command (Filter)</text:p>
      <text:p text:style-name="P90"/>
      <text:p text:style-name="P91">Example :</text:p>
      <text:p text:style-name="P91"/>
      <text:p text:style-name="P91">(a)</text:p>
      <text:p text:style-name="P39"/>
      <text:p text:style-name="P39">cat ab | tac | cat | tac | cat <text:s/></text:p>
      <text:p text:style-name="P39">one </text:p>
      <text:p text:style-name="P39">two</text:p>
      <text:p text:style-name="P39">three </text:p>
      <text:p text:style-name="P39">four</text:p>
      <text:p text:style-name="P39"/>
      <text:p text:style-name="P91">(b)</text:p>
      <text:p text:style-name="P91"/>
      <text:p text:style-name="P39">cat ab | tac | cat | cat | cat | tac | tac </text:p>
      <text:p text:style-name="P39">four</text:p>
      <text:p text:style-name="P39">three </text:p>
      <text:p text:style-name="P39">two</text:p>
      <text:p text:style-name="P39">one </text:p>
      <text:p text:style-name="P39"/>
      <text:p text:style-name="P91">20. <text:span text:style-name="T39">grep Command</text:span></text:p>
      <text:p text:style-name="P39"/>
      <text:p text:style-name="P40">This command is used for find a word or letter in file . It is used with the pipe.</text:p>
      <text:p text:style-name="P40"/>
      <text:p text:style-name="P92">Example :</text:p>
      <text:p text:style-name="P40"/>
      <text:p text:style-name="P40">cat ab | grep 9</text:p>
      <text:p text:style-name="P40"/>
      <text:p text:style-name="P92">Output :</text:p>
      <text:p text:style-name="P92"/>
      <text:p text:style-name="P40"><text:soft-page-break/>ajay -<text:span text:style-name="T13">9</text:span>3</text:p>
      <text:p text:style-name="P40">mohit -<text:span text:style-name="T13">9</text:span>8</text:p>
      <text:p text:style-name="P40">krishan -<text:span text:style-name="T13">9</text:span>5</text:p>
      <text:p text:style-name="P40">deepak -<text:span text:style-name="T13">9</text:span>6</text:p>
      <text:p text:style-name="P92"/>
      <text:p text:style-name="P92">21. tr command</text:p>
      <text:p text:style-name="P40"/>
      <text:p text:style-name="P40">It is used for convert file content from lower case to upper case .</text:p>
      <text:p text:style-name="P92"/>
      <text:p text:style-name="P93">Example :</text:p>
      <text:p text:style-name="P93"/>
      <text:p text:style-name="P41">cat ab | tr 'am' 'AM'</text:p>
      <text:p text:style-name="P41"/>
      <text:p text:style-name="P93">Output :</text:p>
      <text:p text:style-name="P93"/>
      <text:p text:style-name="P41">AjAy -93</text:p>
      <text:p text:style-name="P41">Mohit -98</text:p>
      <text:p text:style-name="P41">krishAn -95</text:p>
      <text:p text:style-name="P41">deepAk -96</text:p>
      <text:p text:style-name="P41">rAhul -78</text:p>
      <text:p text:style-name="P93"/>
      <text:p text:style-name="P93">22. comm command</text:p>
      <text:p text:style-name="P41"/>
      <text:p text:style-name="P42">This command is used for compare two files or streams . It will print three columns , <text:span text:style-name="T40">first</text:span> has non-matching file/words of first file/stream, <text:span text:style-name="T40">second</text:span> has non-mathing file/words of second file/stream <text:span text:style-name="T40">and <text:s/>third</text:span> has matching file/words.</text:p>
      <text:p text:style-name="P94"/>
      <text:p text:style-name="P95">23. sort command</text:p>
      <text:p text:style-name="P95"/>
      <text:p text:style-name="P95">This command is used for arrange files or words in alphabetical order.</text:p>
      <text:p text:style-name="P95"/>
      <text:p text:style-name="P95">Example :</text:p>
      <text:p text:style-name="P95"/>
      <text:p text:style-name="P95">cat&gt;first</text:p>
      <text:p text:style-name="P43">one </text:p>
      <text:p text:style-name="P43">two</text:p>
      <text:p text:style-name="P43">three</text:p>
      <text:p text:style-name="P43">four</text:p>
      <text:p text:style-name="P43">five</text:p>
      <text:p text:style-name="P43"/>
      <text:p text:style-name="P95">sort first</text:p>
      <text:p text:style-name="P43">five</text:p>
      <text:p text:style-name="P43">four</text:p>
      <text:p text:style-name="P43">one </text:p>
      <text:p text:style-name="P43">three</text:p>
      <text:p text:style-name="P43">two</text:p>
      <text:p text:style-name="P95"/>
      <text:p text:style-name="P95">24. uniq command</text:p>
      <text:p text:style-name="P43"/>
      <text:p text:style-name="P43">This command is used for make sorted list in which every word occurs only once.</text:p>
      <text:p text:style-name="P95"/>
      <text:p text:style-name="P96">Example :</text:p>
      <text:p text:style-name="P96"><text:soft-page-break/></text:p>
      <text:p text:style-name="P96">cat third</text:p>
      <text:p text:style-name="P44">one</text:p>
      <text:p text:style-name="P44">two</text:p>
      <text:p text:style-name="P44">three</text:p>
      <text:p text:style-name="P44">three</text:p>
      <text:p text:style-name="P44">two</text:p>
      <text:p text:style-name="P44">five</text:p>
      <text:p text:style-name="P44">six</text:p>
      <text:p text:style-name="P44">eight</text:p>
      <text:p text:style-name="P44">six</text:p>
      <text:p text:style-name="P44"/>
      <text:p text:style-name="P96">sort third | uniq</text:p>
      <text:p text:style-name="P44">eight</text:p>
      <text:p text:style-name="P44">five</text:p>
      <text:p text:style-name="P44">one</text:p>
      <text:p text:style-name="P44">six</text:p>
      <text:p text:style-name="P44">three</text:p>
      <text:p text:style-name="P44">two</text:p>
      <text:p text:style-name="P96"/>
      <text:p text:style-name="P96">25. wc command</text:p>
      <text:p text:style-name="P44"/>
      <text:p text:style-name="P44">It is used for count lines , words and characters of a file.</text:p>
      <text:p text:style-name="P96"/>
      <text:p text:style-name="P96">Example :</text:p>
      <text:p text:style-name="P44"/>
      <text:p text:style-name="P44">wc third</text:p>
      <text:p text:style-name="P96"><text:s/></text:p>
      <text:p text:style-name="P96">Output :</text:p>
      <text:p text:style-name="P96"/>
      <text:p text:style-name="P44">9 <text:s/>9 43 third</text:p>
      <text:p text:style-name="P96"/>
      <text:p text:style-name="P96">26. od command</text:p>
      <text:p text:style-name="P96"/>
      <text:p text:style-name="P44">It is used to display content of file in different s like hexadecimal , octal and ASCII characters.</text:p>
      <text:p text:style-name="P44"/>
      <text:p text:style-name="P44">od -b //octal format</text:p>
      <text:p text:style-name="P44">od -t x1 //hexadecimal format</text:p>
      <text:p text:style-name="P44">od -c // ASCII character format</text:p>
      <text:p text:style-name="P96"/>
      <text:p text:style-name="P45"><text:span text:style-name="T13">Example (For Octal Format):</text:span> </text:p>
      <text:p text:style-name="P45"/>
      <text:p text:style-name="P45">od -b third</text:p>
      <text:p text:style-name="P97"/>
      <text:p text:style-name="P97">Output :</text:p>
      <text:p text:style-name="P45"/>
      <text:p text:style-name="P45">0000000 157 156 145 012 164 167 157 012 164 150 162 145 145 012 164 150</text:p>
      <text:p text:style-name="P45">0000020 162 145 145 012 164 167 157 012 146 151 166 145 012 163 151 170</text:p>
      <text:p text:style-name="P45">0000040 012 145 151 147 150 164 012 163 151 170 012</text:p>
      <text:p text:style-name="P45">0000053</text:p>
      <text:p text:style-name="P97"/>
      <text:p text:style-name="P97">Example (For Hexadecimal format):</text:p>
      <text:p text:style-name="P45"><text:soft-page-break/></text:p>
      <text:p text:style-name="P45">od -t x1 third</text:p>
      <text:p text:style-name="P97"/>
      <text:p text:style-name="P97">Output :</text:p>
      <text:p text:style-name="P97"/>
      <text:p text:style-name="P45">0000000 6f 6e 65 0a 74 77 6f 0a 74 68 72 65 65 0a 74 68</text:p>
      <text:p text:style-name="P45">0000020 72 65 65 0a 74 77 6f 0a 66 69 76 65 0a 73 69 78</text:p>
      <text:p text:style-name="P45">0000040 0a 65 69 67 68 74 0a 73 69 78 0a</text:p>
      <text:p text:style-name="P45">0000053</text:p>
      <text:p text:style-name="P97"/>
      <text:p text:style-name="P97">Example ( For ASCII cahracter format ) :</text:p>
      <text:p text:style-name="P45"/>
      <text:p text:style-name="P45">od -c third</text:p>
      <text:p text:style-name="P97"/>
      <text:p text:style-name="P97">Output :</text:p>
      <text:p text:style-name="P45"/>
      <text:p text:style-name="P45">0000000 <text:s text:c="2"/>o <text:s text:c="2"/>n <text:s text:c="2"/>e <text:s/>\n <text:s text:c="2"/>t <text:s text:c="2"/>w <text:s text:c="2"/>o <text:s/>\n <text:s text:c="2"/>t <text:s text:c="2"/>h <text:s text:c="2"/>r <text:s text:c="2"/>e <text:s text:c="2"/>e <text:s/>\n <text:s text:c="2"/>t <text:s text:c="2"/>h</text:p>
      <text:p text:style-name="P45">0000020 <text:s text:c="2"/>r <text:s text:c="2"/>e <text:s text:c="2"/>e <text:s/>\n <text:s text:c="2"/>t <text:s text:c="2"/>w <text:s text:c="2"/>o <text:s/>\n <text:s text:c="2"/>f <text:s text:c="2"/>i <text:s text:c="2"/>v <text:s text:c="2"/>e <text:s/>\n <text:s text:c="2"/>s <text:s text:c="2"/>i <text:s text:c="2"/>x</text:p>
      <text:p text:style-name="P45">0000040 <text:s/>\n <text:s text:c="2"/>e <text:s text:c="2"/>i <text:s text:c="2"/>g <text:s text:c="2"/>h <text:s text:c="2"/>t <text:s/>\n <text:s text:c="2"/>s <text:s text:c="2"/>i <text:s text:c="2"/>x <text:s/>\n</text:p>
      <text:p text:style-name="P45">0000053</text:p>
      <text:p text:style-name="P97"/>
      <text:p text:style-name="P98">27. date command</text:p>
      <text:p text:style-name="P46"/>
      <text:p text:style-name="P46">This command is used for print the current date and time.</text:p>
      <text:p text:style-name="P98"/>
      <text:p text:style-name="P46"><text:span text:style-name="T13">Example :</text:span> </text:p>
      <text:p text:style-name="P46">date</text:p>
      <text:p text:style-name="P46"/>
      <text:p text:style-name="P98">Output :</text:p>
      <text:p text:style-name="P46">Tuesday 21 December 2021 05:26:10 PM IST</text:p>
      <text:p text:style-name="P98"/>
      <text:p text:style-name="P98">28. cal command</text:p>
      <text:p text:style-name="P46"/>
      <text:p text:style-name="P46">This command is used for print the present month calender.</text:p>
      <text:p text:style-name="P98"/>
      <text:p text:style-name="P98">Example :</text:p>
      <text:p text:style-name="P46">cal</text:p>
      <text:p text:style-name="P98"/>
      <text:p text:style-name="P98">Output :</text:p>
      <text:p text:style-name="P46"/>
      <text:p text:style-name="P46"><text:s text:c="3"/>December 2021 <text:s text:c="5"/></text:p>
      <text:p text:style-name="P46">Su Mo Tu We Th Fr Sa <text:s/></text:p>
      <text:p text:style-name="P46"><text:s text:c="10"/>1 <text:s/>2 <text:s/>3 <text:s/>4 <text:s/></text:p>
      <text:p text:style-name="P46"><text:s/>5 <text:s/>6 <text:s/>7 <text:s/>8 <text:s/>9 10 11 <text:s/></text:p>
      <text:p text:style-name="P46">12 13 14 15 16 17 18 <text:s/></text:p>
      <text:p text:style-name="P46">19 20 21 22 23 24 25 <text:s/></text:p>
      <text:p text:style-name="P46">26 27 28 29 30 31 </text:p>
      <text:p text:style-name="P98"/>
      <text:p text:style-name="P98">29. clear command</text:p>
      <text:p text:style-name="P46"/>
      <text:p text:style-name="P46">This command is used for clear the terminal.</text:p>
      <text:p text:style-name="P98"/>
      <text:p text:style-name="P98"><text:soft-page-break/>Example : </text:p>
      <text:p text:style-name="P46">clear</text:p>
      <text:p text:style-name="P98"/>
      <text:p text:style-name="P98">30. exit command</text:p>
      <text:p text:style-name="P46"/>
      <text:p text:style-name="P46">This command is used for exit from the terminal.</text:p>
      <text:p text:style-name="P98"/>
      <text:p text:style-name="P98">Example :</text:p>
      <text:p text:style-name="P46">exit</text:p>
      <text:p text:style-name="P98"/>
      <text:p text:style-name="P99">31. sleep com<text:span text:style-name="T42">ma</text:span>nd</text:p>
      <text:p text:style-name="P47"/>
      <text:p text:style-name="P47">It is used for hold terminal for specific amount of time. <text:s/>By default it takes time in seconds.</text:p>
      <text:p text:style-name="P47"/>
      <text:p text:style-name="P100">Example :</text:p>
      <text:p text:style-name="P100"/>
      <text:p text:style-name="P48">sleep 5 <text:s text:c="2"/>// hold terminal for 5 seconds</text:p>
      <text:p text:style-name="P100"/>
      <text:p text:style-name="P100">32. time command</text:p>
      <text:p text:style-name="P48"/>
      <text:p text:style-name="P48">This command is used for display the execute time for command.</text:p>
      <text:p text:style-name="P100"/>
      <text:p text:style-name="P100">Example :</text:p>
      <text:p text:style-name="P48"/>
      <text:p text:style-name="P48">time</text:p>
      <text:p text:style-name="P100"/>
      <text:p text:style-name="P100">Output :</text:p>
      <text:p text:style-name="P48"/>
      <text:p text:style-name="P48">real<text:tab/>0m0.000s</text:p>
      <text:p text:style-name="P48">user<text:tab/>0m0.000s</text:p>
      <text:p text:style-name="P48">sys<text:tab/>0m0.000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14:14:31.314701516</meta:creation-date>
    <dc:date>2021-12-22T12:34:27.415090594</dc:date>
    <meta:editing-duration>PT3H23M42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13" meta:paragraph-count="378" meta:word-count="2595" meta:character-count="14110" meta:non-whitespace-character-count="11290"/>
  </office:meta>
</office:document-meta>
</file>